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2" table:formula="of:=SUM([.B3:.F3])" office:value-type="float" office:value="34700" calcext:value-type="float">
            <text:p>347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6];[.G86])-[.J2]" office:value-type="float" office:value="37000" calcext:value-type="float">
            <text:p>370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93000" calcext:value-type="float">
            <text:p>93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2000" calcext:value-type="float">
            <text:p>2000</text:p>
          </table:table-cell>
          <table:table-cell table:formula="of:=SUM([.K34];[.K35])" office:value-type="float" office:value="33000" calcext:value-type="float">
            <text:p>33000</text:p>
          </table:table-cell>
          <table:table-cell/>
          <table:table-cell table:formula="of:=[.K28]-[.N4]" office:value-type="float" office:value="33400" calcext:value-type="float">
            <text:p>334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table:style-name="ce44" office:value-type="string" calcext:value-type="string">
            <text:p>Գայանե</text:p>
          </table:table-cell>
          <table:table-cell table:style-name="ce51"/>
          <table:table-cell office:value-type="float" office:value="15000" calcext:value-type="float">
            <text:p>15000</text:p>
          </table:table-cell>
          <table:table-cell table:formula="of:=[.L5]-[.L4]" office:value-type="float" office:value="-4000" calcext:value-type="float">
            <text:p>-4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1674.11483253589" calcext:value-type="float">
            <text:p>1674.1148325359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1674.11483253589" calcext:value-type="float">
            <text:p>1674.1148325359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Հասմիկ Դ․</text:p>
          </table:table-cell>
          <table:table-cell table:style-name="ce51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-Edgar</text:p>
          </table:table-cell>
          <table:table-cell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Ժոզեֆ</text:p>
          </table:table-cell>
          <table:table-cell table:style-name="ce51"/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1674.11483253589" calcext:value-type="float">
            <text:p>1674.1148325359</text:p>
          </table:table-cell>
          <table:table-cell table:style-name="ce27" office:value-type="string" calcext:value-type="string">
            <text:p>Գենա</text:p>
          </table:table-cell>
          <table:table-cell table:style-name="ce51"/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Մհեր</text:p>
          </table:table-cell>
          <table:table-cell table:style-name="ce51"/>
          <table:table-cell table:number-columns-repeated="4"/>
        </table:table-row>
        <table:table-row table:style-name="ro12">
          <table:table-cell table:number-columns-repeated="7"/>
          <table:table-cell table:formula="of:=SUM([.B28:.D28];[.F28])" office:value-type="float" office:value="1264.11483253589" calcext:value-type="float">
            <text:p>1264.1148325359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050" calcext:value-type="float">
            <text:p>10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Հրաչ</text:p>
          </table:table-cell>
          <table:table-cell table:style-name="ce7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table:style-name="ce34" office:value-type="string" calcext:value-type="string">
            <text:p>Մարիամ</text:p>
          </table:table-cell>
          <table:table-cell table:style-name="ce51"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/>
          <table:table-cell table:number-columns-repeated="4"/>
        </table:table-row>
        <table:table-row table:style-name="ro12">
          <table:table-cell table:number-columns-repeated="7"/>
          <table:table-cell table:formula="of:=SUM([.B28];[.E28];[.F28])" office:value-type="float" office:value="800.909090909091" calcext:value-type="float">
            <text:p>800.9090909091</text:p>
          </table:table-cell>
          <table:table-cell office:value-type="string" calcext:value-type="string">
            <text:p>Թամարա</text:p>
          </table:table-cell>
          <table:table-cell table:style-name="ce7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7:.C28];[.E28])" office:value-type="float" office:value="846.363636363636" calcext:value-type="float">
            <text:p>846.3636363636</text:p>
          </table:table-cell>
          <table:table-cell office:value-type="string" calcext:value-type="string">
            <text:p>Edgar</text:p>
          </table:table-cell>
          <table:table-cell table:style-name="ce51"/>
          <table:table-cell table:number-columns-repeated="4"/>
        </table:table-row>
        <table:table-row table:style-name="ro12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7"/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Smbat</text:p>
          </table:table-cell>
          <table:table-cell table:style-name="ce51"/>
          <table:table-cell table:number-columns-repeated="4"/>
        </table:table-row>
        <table:table-row table:style-name="ro12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Araks</text:p>
          </table:table-cell>
          <table:table-cell table:style-name="ce51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Jirayr</text:p>
          </table:table-cell>
          <table:table-cell table:style-name="ce51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28:.F28])" office:value-type="float" office:value="1674.11483253589" calcext:value-type="float">
            <text:p>1674.1148325359</text:p>
          </table:table-cell>
          <table:table-cell table:style-name="ce34" office:value-type="string" calcext:value-type="string">
            <text:p>Gevor</text:p>
          </table:table-cell>
          <table:table-cell table:style-name="ce51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264.11483253589" calcext:value-type="float">
            <text:p>1264.1148325359</text:p>
          </table:table-cell>
          <table:table-cell office:value-type="string" calcext:value-type="string">
            <text:p>Ani G</text:p>
          </table:table-cell>
          <table:table-cell table:style-name="ce51"/>
          <table:table-cell table:style-name="ce8"/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0" office:value-type="float" office:value="0" calcext:value-type="float">
            <text:p>0</text:p>
          </table:table-cell>
          <table:table-cell/>
          <table:table-cell table:formula="of:=SUM([.B28:.F28])" office:value-type="float" office:value="1674.11483253589" calcext:value-type="float">
            <text:p>1674.1148325359</text:p>
          </table:table-cell>
          <table:table-cell office:value-type="string" calcext:value-type="string">
            <text:p>Tina</text:p>
          </table:table-cell>
          <table:table-cell/>
          <table:table-cell table:style-name="ce2" table:formula="of:=SUM([.K3:.K26])" office:value-type="float" office:value="126400" calcext:value-type="float">
            <text:p>126400</text:p>
          </table:table-cell>
          <table:table-cell table:number-columns-repeated="3"/>
        </table:table-row>
        <table:table-row table:style-name="ro7">
          <table:table-cell table:style-name="ce53" office:value-type="string" calcext:value-type="string">
            <text:p>2<text:span text:style-name="T1">nd</text:span> 2016</text:p>
          </table:table-cell>
          <table:table-cell table:number-columns-repeated="5"/>
          <table:table-cell table:style-name="ce2" table:formula="of:=SUM([.B29:.F29])" office:value-type="float" office:value="0" calcext:value-type="float">
            <text:p>0</text:p>
          </table:table-cell>
          <table:table-cell table:style-name="ce2" table:formula="of:=SUM([.H4:.H28])" office:value-type="float" office:value="34700" calcext:value-type="float">
            <text:p>34700</text:p>
          </table:table-cell>
          <table:table-cell table:style-name="ce16" office:value-type="float" office:value="13100" calcext:value-type="float">
            <text:p>13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];[.C54];[.E54];[.F54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8" table:formula="of:=SUM([.B54:.F54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5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4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3:.F8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C83];[.F8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D83];[.F83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E83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8" table:formula="of:=SUM([.B83:.F83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56]/23" office:value-type="float" office:value="0" calcext:value-type="float">
            <text:p>0</text:p>
          </table:table-cell>
          <table:table-cell table:formula="of:=[.C56]/26" office:value-type="float" office:value="0" calcext:value-type="float">
            <text:p>0</text:p>
          </table:table-cell>
          <table:table-cell table:formula="of:=[.D56]/22" office:value-type="float" office:value="0" calcext:value-type="float">
            <text:p>0</text:p>
          </table:table-cell>
          <table:table-cell table:formula="of:=[.E56]/24" office:value-type="float" office:value="0" calcext:value-type="float">
            <text:p>0</text:p>
          </table:table-cell>
          <table:table-cell table:formula="of:=[.F56]/25" office:value-type="float" office:value="0" calcext:value-type="float">
            <text:p>0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" table:formula="of:=SUM([.H57:.H83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1];[.E111];[.F11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];[.C111];[.E111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C111];[.E111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8" table:formula="of:=SUM([.B111:.F11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86]/25" office:value-type="float" office:value="0" calcext:value-type="float">
            <text:p>0</text:p>
          </table:table-cell>
          <table:table-cell table:formula="of:=[.C86]/24" office:value-type="float" office:value="0" calcext:value-type="float">
            <text:p>0</text:p>
          </table:table-cell>
          <table:table-cell table:formula="of:=[.D86]/23" office:value-type="float" office:value="0" calcext:value-type="float">
            <text:p>0</text:p>
          </table:table-cell>
          <table:table-cell table:formula="of:=[.E86]/25" office:value-type="float" office:value="0" calcext:value-type="float">
            <text:p>0</text:p>
          </table:table-cell>
          <table:table-cell table:formula="of:=[.F86]/17" office:value-type="float" office:value="0" calcext:value-type="float">
            <text:p>0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7:.H112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1:04:28.545975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8T21:32:17.706507172</dc:date>
    <meta:editing-duration>P9DT21H23M44S</meta:editing-duration>
    <meta:editing-cycles>3052</meta:editing-cycles>
    <meta:generator>LibreOffice/4.2.6.3$Linux_X86_64 LibreOffice_project/420m0$Build-3</meta:generator>
    <meta:document-statistic meta:table-count="18" meta:cell-count="8364" meta:object-count="0"/>
  </office:meta>
</office:document-meta>
</file>